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71.26mm" fo:margin-left="-1.23mm" fo:margin-top="0mm" fo:margin-bottom="0mm" table:align="left" style:writing-mode="lr-tb"/>
    </style:style>
    <style:style style:name="Table1.A" style:family="table-column">
      <style:table-column-properties style:column-width="9.44mm"/>
    </style:style>
    <style:style style:name="Table1.B" style:family="table-column">
      <style:table-column-properties style:column-width="122.5mm"/>
    </style:style>
    <style:style style:name="Table1.C" style:family="table-column">
      <style:table-column-properties style:column-width="9.63mm"/>
    </style:style>
    <style:style style:name="Table1.D" style:family="table-column">
      <style:table-column-properties style:column-width="9.61mm"/>
    </style:style>
    <style:style style:name="Table1.E" style:family="table-column">
      <style:table-column-properties style:column-width="9.6mm"/>
    </style:style>
    <style:style style:name="Table1.F" style:family="table-column">
      <style:table-column-properties style:column-width="10.48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23mm" fo:padding-right="1.23mm" fo:padding-top="0mm" fo:padding-bottom="0mm" fo:border-left="0.75pt solid #000000" fo:border-right="0.75pt solid #000000" fo:border-top="0.75pt solid #000000" fo:border-bottom="none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-left="none" fo:border-right="0.75pt solid #000000" fo:border-top="0.75pt solid #000000" fo:border-bottom="none" style:writing-mode="lr-tb"/>
    </style:style>
    <style:style style:name="Table1.C1" style:family="table-cell">
      <style:table-cell-properties style:vertical-align="" fo:padding-left="1.23mm" fo:padding-right="1.23mm" fo:padding-top="0mm" fo:padding-bottom="0mm" fo:border-left="none" fo:border-right="0.75pt solid #000000" fo:border-top="0.75pt solid #000000" fo:border-bottom="0.7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C2" style:family="table-cell">
      <style:table-cell-properties style:vertical-align="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Table1.3" style:family="table-row">
      <style:table-row-properties style:min-row-height="9mm" fo:keep-together="always"/>
    </style:style>
    <style:style style:name="Table1.A3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8" style:family="table-row">
      <style:table-row-properties style:min-row-height="5.59mm" fo:keep-together="auto"/>
    </style:style>
    <style:style style:name="Table1.A8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0.75pt solid #000000" fo:border-bottom="0.5pt solid #000000" style:writing-mode="lr-tb"/>
    </style:style>
    <style:style style:name="Table1.C8" style:family="table-cell">
      <style:table-cell-properties style:vertical-align="middle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2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officeooo:paragraph-rsid="00155741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style:font-name="Times New Roman" style:font-size-complex="12pt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weight="bold" style:font-weight-asian="bold"/>
    </style:style>
    <style:style style:name="P11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background-color="transparent"/>
    </style:style>
    <style:style style:name="P12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background-color="transparent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 Cyr" fo:font-weight="bold" style:font-weight-asian="bold" style:font-name-complex="Times New Roman Cyr1"/>
    </style:style>
    <style:style style:name="P14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fo:font-weight="bold" style:font-weight-asian="bold" style:font-name-complex="Times New Roman Cyr1"/>
    </style:style>
    <style:style style:name="P15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 Cyr" style:font-name-complex="Times New Roman Cyr1"/>
    </style:style>
    <style:style style:name="P16" style:family="paragraph" style:parent-style-name="Standard">
      <style:paragraph-properties fo:margin-left="0mm" fo:margin-right="0mm" fo:text-indent="0mm" style:auto-text-indent="false" style:writing-mode="lr-tb">
        <style:tab-stops/>
      </style:paragraph-properties>
      <style:text-properties style:font-name="Times New Roman Cyr" style:font-name-complex="Times New Roman Cyr1"/>
    </style:style>
    <style:style style:name="P17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officeooo:rsid="000e72d3" officeooo:paragraph-rsid="000e72d3" fo:background-color="transparent" style:font-name-complex="Times New Roman Cyr1"/>
    </style:style>
    <style:style style:name="P18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 Cyr" officeooo:rsid="001d3734" officeooo:paragraph-rsid="001d3734" fo:background-color="#ffff00" style:font-name-asian="Times New Roman1" style:font-name-complex="Times New Roman Cyr1"/>
    </style:style>
    <style:style style:name="P19" style:family="paragraph" style:parent-style-name="Standard">
      <style:paragraph-properties fo:margin-left="0mm" fo:margin-right="0mm" fo:text-indent="0mm" style:auto-text-indent="false" style:writing-mode="lr-tb"/>
      <style:text-properties officeooo:paragraph-rsid="00155741"/>
    </style:style>
    <style:style style:name="P20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</style:style>
    <style:style style:name="P21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2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fo:break-before="pag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3" style:family="paragraph" style:parent-style-name="Standard">
      <style:paragraph-properties fo:margin-left="57.52mm" fo:margin-right="0mm" fo:line-height="150%" fo:text-indent="-57.52mm" style:auto-text-indent="false" style:writing-mode="lr-tb">
        <style:tab-stops>
          <style:tab-stop style:position="57.52mm"/>
          <style:tab-stop style:position="170.02mm" style:type="right"/>
        </style:tab-stops>
      </style:paragraph-properties>
      <style:text-properties fo:background-color="transparent"/>
    </style:style>
    <style:style style:name="P24" style:family="paragraph" style:parent-style-name="Standard" style:master-page-name="Standard">
      <style:paragraph-properties fo:margin-left="0mm" fo:margin-right="0mm" fo:line-height="150%" fo:text-align="center" style:justify-single-word="false" fo:text-indent="0mm" style:auto-text-indent="false" style:page-number="auto" style:writing-mode="lr-tb">
        <style:tab-stops>
          <style:tab-stop style:position="100.01mm"/>
        </style:tab-stops>
      </style:paragraph-properties>
      <style:text-properties fo:text-transform="uppercase" style:font-name="Times New Roman Cyr" fo:font-size="16pt" fo:letter-spacing="0.53mm" fo:font-weight="bold" style:font-size-asian="16pt" style:language-asian="ru" style:country-asian="RU" style:font-weight-asian="bold" style:font-name-complex="Times New Roman Cyr1" style:font-size-complex="16pt"/>
    </style:style>
    <style:style style:name="P25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00279" officeooo:paragraph-rsid="00100279" fo:background-color="transparent" style:font-name-complex="Times New Roman Cyr1"/>
    </style:style>
    <style:style style:name="P26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00279" officeooo:paragraph-rsid="001894ce" fo:background-color="transparent" style:font-name-complex="Times New Roman Cyr1"/>
    </style:style>
    <style:style style:name="P27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894ce" officeooo:paragraph-rsid="0019bcf4" fo:background-color="transparent" style:font-name-complex="Times New Roman Cyr1"/>
    </style:style>
    <style:style style:name="P28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9bcf4" officeooo:paragraph-rsid="0019bcf4" fo:background-color="transparent" style:font-name-complex="Times New Roman Cyr1"/>
    </style:style>
    <style:style style:name="P29" style:family="paragraph" style:parent-style-name="Standard" style:list-style-name="WWNum40">
      <style:paragraph-properties fo:margin-left="12.7mm" fo:margin-right="0mm" fo:line-height="150%" fo:text-indent="-6.35mm" style:auto-text-indent="false" style:writing-mode="lr-tb"/>
      <style:text-properties officeooo:rsid="001d3734" officeooo:paragraph-rsid="001d3734" fo:background-color="transparent"/>
    </style:style>
    <style:style style:name="T1" style:family="text">
      <style:text-properties style:font-name="Times New Roman Cyr" style:font-name-complex="Times New Roman Cyr1"/>
    </style:style>
    <style:style style:name="T2" style:family="text">
      <style:text-properties style:font-name="Times New Roman Cyr" style:font-name-complex="Times New Roman Cyr1" style:font-size-complex="12pt"/>
    </style:style>
    <style:style style:name="T3" style:family="text">
      <style:text-properties style:font-name="Times New Roman Cyr" fo:font-weight="bold" style:font-weight-asian="bold" style:font-name-complex="Times New Roman Cyr1" style:font-size-complex="12pt"/>
    </style:style>
    <style:style style:name="T4" style:family="text">
      <style:text-properties style:font-name="Times New Roman Cyr" fo:font-weight="bold" style:font-weight-asian="bold" style:font-name-complex="Times New Roman Cyr1" style:font-size-complex="14pt"/>
    </style:style>
    <style:style style:name="T5" style:family="text">
      <style:text-properties style:font-name="Times New Roman Cyr" style:text-underline-style="solid" style:text-underline-width="auto" style:text-underline-color="font-color" style:font-name-complex="Times New Roman Cyr1" style:font-size-complex="12pt"/>
    </style:style>
    <style:style style:name="T6" style:family="text">
      <style:text-properties style:font-name="Times New Roman Cyr" style:text-underline-style="solid" style:text-underline-width="auto" style:text-underline-color="font-color" officeooo:rsid="00092dad" style:font-name-complex="Times New Roman Cyr1" style:font-size-complex="12pt"/>
    </style:style>
    <style:style style:name="T7" style:family="text">
      <style:text-properties style:font-name="Times New Roman Cyr" style:text-underline-style="solid" style:text-underline-width="auto" style:text-underline-color="font-color" officeooo:rsid="000aa8af" style:font-name-complex="Times New Roman Cyr1" style:font-size-complex="12pt"/>
    </style:style>
    <style:style style:name="T8" style:family="text">
      <style:text-properties style:font-name="Times New Roman Cyr" fo:font-size="12pt" fo:language="ru" fo:country="RU" style:font-size-asian="12pt" style:language-asian="en" style:country-asian="US" style:font-name-complex="Times New Roman Cyr1" style:font-size-complex="12pt" style:language-complex="ar" style:country-complex="SA"/>
    </style:style>
    <style:style style:name="T9" style:family="text">
      <style:text-properties style:font-name="Times New Roman Cyr" fo:background-color="transparent" loext:char-shading-value="0" style:font-name-complex="Times New Roman Cyr1"/>
    </style:style>
    <style:style style:name="T10" style:family="text">
      <style:text-properties style:font-name="Times New Roman Cyr" officeooo:rsid="00136129" fo:background-color="transparent" loext:char-shading-value="0" style:font-name-complex="Times New Roman Cyr1"/>
    </style:style>
    <style:style style:name="T11" style:family="text">
      <style:text-properties style:font-name="Times New Roman Cyr" officeooo:rsid="0011acc3" fo:background-color="transparent" loext:char-shading-value="0" style:font-name-complex="Times New Roman Cyr1"/>
    </style:style>
    <style:style style:name="T12" style:family="text">
      <style:text-properties style:font-name="Times New Roman Cyr" officeooo:rsid="0011acc3" fo:background-color="transparent" loext:char-shading-value="0" style:font-name-asian="Times New Roman1" style:language-asian="ru" style:country-asian="RU" style:font-name-complex="Times New Roman Cyr1"/>
    </style:style>
    <style:style style:name="T13" style:family="text">
      <style:text-properties style:font-name="Times New Roman Cyr" style:font-name-asian="Times New Roman1" style:font-name-complex="Times New Roman Cyr1"/>
    </style:style>
    <style:style style:name="T14" style:family="text">
      <style:text-properties style:font-name="Times New Roman Cyr" officeooo:rsid="001f64cd" style:font-name-asian="Times New Roman1" style:font-name-complex="Times New Roman Cyr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style:text-underline-style="solid" style:text-underline-width="auto" style:text-underline-color="font-color" style:font-size-complex="12pt"/>
    </style:style>
    <style:style style:name="T17" style:family="text">
      <style:text-properties style:font-name="Times New Roman" style:text-underline-style="solid" style:text-underline-width="auto" style:text-underline-color="font-color" officeooo:rsid="000b918e" style:font-size-complex="12pt"/>
    </style:style>
    <style:style style:name="T18" style:family="text">
      <style:text-properties style:font-name="Times New Roman" style:text-underline-style="solid" style:text-underline-width="auto" style:text-underline-color="font-color" officeooo:rsid="00092dad" style:font-size-complex="12pt"/>
    </style:style>
    <style:style style:name="T19" style:family="text">
      <style:text-properties style:font-name="Times New Roman" style:text-underline-style="solid" style:text-underline-width="auto" style:text-underline-color="font-color" officeooo:rsid="00233315" style:font-size-complex="12pt"/>
    </style:style>
    <style:style style:name="T20" style:family="text">
      <style:text-properties style:font-name="Times New Roman" style:font-size-complex="12pt"/>
    </style:style>
    <style:style style:name="T21" style:family="text">
      <style:text-properties style:font-name="Times New Roman" fo:font-weight="bold" style:font-weight-asian="bold"/>
    </style:style>
    <style:style style:name="T22" style:family="text">
      <style:text-properties style:font-name="Times New Roman" fo:font-weight="bold" style:font-weight-asian="bold" style:font-size-complex="14pt"/>
    </style:style>
    <style:style style:name="T23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0pt" style:language-complex="ar" style:country-complex="SA"/>
    </style:style>
    <style:style style:name="T24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25" style:family="text">
      <style:text-properties style:font-name="Times New Roman" fo:background-color="transparent" loext:char-shading-value="0"/>
    </style:style>
    <style:style style:name="T26" style:family="text">
      <style:text-properties style:font-name="Times New Roman" officeooo:rsid="00136129" fo:background-color="transparent" loext:char-shading-value="0"/>
    </style:style>
    <style:style style:name="T27" style:family="text">
      <style:text-properties style:text-position="super 58%" style:font-name="Times New Roman" fo:font-weight="bold" style:font-weight-asian="bold"/>
    </style:style>
    <style:style style:name="T28" style:family="text">
      <style:text-properties officeooo:rsid="00100279"/>
    </style:style>
    <style:style style:name="T29" style:family="text">
      <style:text-properties officeooo:rsid="001955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О Т З Ы В</text:p>
      <text:p text:style-name="P3"><text:span text:style-name="T1">руководителя</text:span><text:span text:style-name="T15"> </text:span><text:span text:style-name="T9">производственной</text:span><text:span text:style-name="T1"> практики</text:span></text:p>
      <text:p text:style-name="P5"/>
      <text:p text:style-name="P5"/>
      <text:p text:style-name="P11"/>
      <text:p text:style-name="P23"><text:span text:style-name="T3">Студент <text:tab/></text:span><text:span text:style-name="T16"> </text:span><text:span text:style-name="T6">Самарин Артур Олегович</text:span><text:span text:style-name="T16"><text:tab/></text:span><text:span text:style-name="T20">, </text:span><text:span text:style-name="T3">группа № </text:span><text:span text:style-name="T16"> M343</text:span><text:span text:style-name="T18">7</text:span><text:span text:style-name="T16"> </text:span></text:p>
      <text:p text:style-name="P23"><text:span text:style-name="T3">Факультет<text:tab/></text:span><text:span text:style-name="T5"> Информационных технологий и программирования<text:tab/></text:span></text:p>
      <text:p text:style-name="P23"><text:span text:style-name="T2">Направление (специальность)<text:tab/></text:span><text:span text:style-name="T5"> Прикладная математика и информатика<text:tab/></text:span></text:p>
      <text:p text:style-name="P23"><text:span text:style-name="T2">Место прохождения практики</text:span><text:span text:style-name="T20"><text:tab/></text:span><text:span text:style-name="T6">Университет ИТМО</text:span><text:span text:style-name="T16"><text:tab/></text:span></text:p>
      <text:p text:style-name="P23"><text:span text:style-name="T2">Должность практиканта</text:span><text:span text:style-name="T20"><text:tab/></text:span><text:span text:style-name="T6">программист</text:span><text:span text:style-name="T16"><text:tab/></text:span></text:p>
      <text:p text:style-name="P23"><text:span text:style-name="T2">Тема индивидуального задания</text:span><text:span text:style-name="T20"><text:tab/></text:span><text:span text:style-name="T16"> </text:span><text:span text:style-name="T5">р</text:span><text:span text:style-name="T7">еализация VQE и симуляции квантового компьютера</text:span><text:span text:style-name="T16"><text:tab/></text:span></text:p>
      <text:p text:style-name="P23"><text:span text:style-name="T2">Руководитель практики<text:tab/></text:span><text:span text:style-name="T16"> </text:span><text:span text:style-name="T17">Шалыто А. А., профессор Ф</text:span><text:span text:style-name="T19">И</text:span><text:span text:style-name="T17">Т</text:span><text:span text:style-name="T19">и</text:span><text:span text:style-name="T17">П<text:tab/></text:span></text:p>
      <text:p text:style-name="P5"/>
      <text:p text:style-name="P5"/>
      <text:p text:style-name="P13">ОЦЕНКА ДОСТИГНУТЫХ РЕЗУЛЬТАТОВ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>№</text:p>
          </table:table-cell>
          <table:table-cell table:style-name="Table1.B1" table:number-rows-spanned="2" office:value-type="string">
            <text:p text:style-name="P14">Показатели</text:p>
          </table:table-cell>
          <table:table-cell table:style-name="Table1.C1" table:number-columns-spanned="4" office:value-type="string">
            <text:p text:style-name="P14">Оценка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">п/п</text:p>
          </table:table-cell>
          <table:covered-table-cell/>
          <table:table-cell table:style-name="Table1.C2" office:value-type="string">
            <text:p text:style-name="P10">5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4"><text:span text:style-name="T21">0</text:span><text:span text:style-name="T27"><text:note text:id="ftn1" text:note-class="footnote"><text:note-citation/><text:note-body><text:p text:style-name="Footnote"><text:span text:style-name="T23"><text:s/></text:span><text:span text:style-name="T8">не оценивается (трудно оценить)</text:span></text:p></text:note-body></text:note></text:span></text:p>
          </table:table-cell>
        </table:table-row>
        <table:table-row table:style-name="Table1.3">
          <table:table-cell table:style-name="Table1.A3" office:value-type="string">
            <text:p text:style-name="P7">1.</text:p>
          </table:table-cell>
          <table:table-cell table:style-name="Table1.A2" office:value-type="string">
            <text:p text:style-name="P16">Знание содержания основных работ и исследований, выполняемых на предприятии по месту прохождения практики</text:p>
          </table:table-cell>
          <table:table-cell table:style-name="Table1.A3" office:value-type="string">
            <text:p text:style-name="P7">*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</table:table-row>
        <table:table-row table:style-name="Table1.3">
          <table:table-cell table:style-name="Table1.A3" office:value-type="string">
            <text:p text:style-name="P6">2.</text:p>
          </table:table-cell>
          <table:table-cell table:style-name="Table1.A2" office:value-type="string">
            <text:p text:style-name="P15">Знание особенностей строения, состояния и функционирования конкретных производственных процессов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3.</text:p>
          </table:table-cell>
          <table:table-cell table:style-name="Table1.A2" office:value-type="string">
            <text:p text:style-name="P15">Умение описывать производственный цикл предприятия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4.</text:p>
          </table:table-cell>
          <table:table-cell table:style-name="Table1.A2" office:value-type="string">
            <text:p text:style-name="P15">Владение навыками применения на практике знаний, полученные во время теоретического обучения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5.</text:p>
          </table:table-cell>
          <table:table-cell table:style-name="Table1.A2" office:value-type="string">
            <text:p text:style-name="P15">Владение приемами, методами и способами выявления, наблюдения, измерения и контроля параметров процессов разработки программного обеспечения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8">
          <table:table-cell table:style-name="Table1.A8" table:number-columns-spanned="2" office:value-type="string">
            <text:p text:style-name="P14">ИТОГОВАЯ ОЦЕНКА</text:p>
          </table:table-cell>
          <table:covered-table-cell/>
          <table:table-cell table:style-name="Table1.C8" table:number-columns-spanned="4" office:value-type="string">
            <text:p text:style-name="P17">отлично</text:p>
          </table:table-cell>
          <table:covered-table-cell/>
          <table:covered-table-cell/>
          <table:covered-table-cell/>
        </table:table-row>
      </table:table>
      <text:p text:style-name="P22">Отмеченные достоинства:</text:p>
      <text:list xml:id="list2998524803" text:style-name="WWNum39">
        <text:list-item>
          <text:p text:style-name="P25">Разработанная реализация позволяет быстро проводить эксперименты с методами, использующими алгоритм VQE для квантового компьютера.</text:p>
        </text:list-item>
        <text:list-item>
          <text:p text:style-name="P27">Реализ<text:span text:style-name="T29">ац</text:span>ия имеет удобный интерфейс, что обеспечивает простоту ее использования.</text:p>
        </text:list-item>
        <text:list-item>
          <text:p text:style-name="P28"><text:span text:style-name="T28">Р</text:span>еализация была тщательно протестирована сравнением результатов работы с результатами работы альтернативных реализаций.</text:p>
        </text:list-item>
        <text:list-item>
          <text:p text:style-name="P26">Задачи были выполнены в срок.</text:p>
        </text:list-item>
      </text:list>
      <text:p text:style-name="P21">Отмеченные недостатки:</text:p>
      <text:list xml:id="list972651764" text:style-name="WWNum40">
        <text:list-item>
          <text:p text:style-name="P29"><text:span text:style-name="T13">Есть нереализованные пожелания к реализации: возможность кеширования волновой функции части схемы, </text:span><text:span text:style-name="T14">возможность заморозить часть вариационных параметров квантовой схемы.</text:span></text:p>
        </text:list-item>
      </text:list>
      <text:p text:style-name="P18"/>
      <text:p text:style-name="P20"><text:span text:style-name="T4">Заключение</text:span><text:span text:style-name="T22">:</text:span></text:p>
      <text:p text:style-name="P1"><text:span text:style-name="T1">Считаю, что</text:span><text:span text:style-name="T9"> производственная практика пройдена студентом </text:span><text:span text:style-name="T11">Самариным А.</text:span><text:span text:style-name="T12"> О.</text:span><text:span text:style-name="T25"> </text:span><text:span text:style-name="T9">у</text:span><text:span text:style-name="T1">спешно и практикант заслуживает оценки «</text:span><text:span text:style-name="T9">отлично</text:span><text:span text:style-name="T15">».</text:span></text:p>
      <text:p text:style-name="P8"/>
      <text:p text:style-name="P9"/>
      <text:p text:style-name="P9"/>
      <text:p text:style-name="P2"><text:span text:style-name="T2">Руководитель практики</text:span><text:span text:style-name="T20"> </text:span><text:span text:style-name="T16"><text:tab/></text:span><text:span text:style-name="T25"> </text:span><text:span text:style-name="T10">А. А. Шалыто</text:span></text:p>
      <text:p text:style-name="P12"/>
      <text:p text:style-name="P19"><text:span text:style-name="T25">«_____» </text:span><text:span text:style-name="T24">___________________ </text:span><text:span text:style-name="T25">201</text:span><text:span text:style-name="T26">9</text:span><text:span text:style-name="T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2" fo:widows="2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text-align="center" style:justify-single-word="false" fo:orphans="2" fo:widows="2" fo:background-color="#ffffff" fo:keep-with-next="always" style:vertical-align="auto">
        <style:tab-stops>
          <style:tab-stop style:position="12.7m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ourier New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6.35mm" fo:margin-right="0mm" fo:text-align="justify" style:justify-single-word="false" fo:orphans="2" fo:widows="2" fo:text-indent="0m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mm" fo:margin-right="-10.04mm" fo:text-align="justify" style:justify-single-word="false" fo:orphans="2" fo:widows="2" fo:text-indent="0m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text-align="justify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3.53mm" fo:margin-right="0mm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4.23mm" fo:margin-bottom="0mm" loext:contextual-spacing="false" fo:line-height="150%" fo:text-align="justify" style:justify-single-word="false" fo:orphans="2" fo:widows="2" style:vertical-align="baseline">
        <style:tab-stops>
          <style:tab-stop style:position="170.73mm" style:type="right" style:leader-style="dotted" style:leader-text=".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4.99mm" fo:margin-right="0mm" fo:margin-top="0mm" fo:margin-bottom="2.12mm" loext:contextual-spacing="false" fo:line-height="200%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text-align="justify" style:justify-single-word="false" fo:orphans="0" fo:widows="0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text-align="center" style:justify-single-word="false" fo:orphans="0" fo:widows="0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text-align="center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mm" fo:margin-bottom="2.12mm" loext:contextual-spacing="false" fo:line-height="200%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text-align="justify" style:justify-single-word="false" fo:orphans="2" fo:widows="2" style:vertical-align="baseline"/>
      <style:text-properties fo:font-size="12pt" fo:language="ru" fo:country="RU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1.32mm" fo:margin-bottom="3.97mm" loext:contextual-spacing="false"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nd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0pt" fo:language="ru" fo:country="RU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Подзаголовок_20_Знак" style:display-name="Подзаголовок Знак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Текст_20_примечания_20_Знак" style:display-name="Текст примечания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ighlight" style:family="text" style:parent-style-name="Default_20_Paragraph_20_Font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ndnote_20_Symbol" style:display-name="End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6.35mm" fo:margin-left="18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54mm" fo:text-indent="-6.35mm" fo:margin-left="31.5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24mm" fo:text-indent="-6.35mm" fo:margin-left="44.2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6.94mm" fo:text-indent="-6.35mm" fo:margin-left="56.94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64mm" fo:text-indent="-6.35mm" fo:margin-left="69.64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34mm" fo:text-indent="-6.35mm" fo:margin-left="82.3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04mm" fo:text-indent="-6.35mm" fo:margin-left="95.04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74mm" fo:text-indent="-6.35mm" fo:margin-left="107.74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44mm" fo:text-indent="-6.35mm" fo:margin-left="120.44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7mm" fo:text-indent="-0.49mm" fo:margin-left="12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75mm" fo:text-indent="-6.35mm" fo:margin-left="12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45mm" fo:text-indent="-6.35mm" fo:margin-left="25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15mm" fo:text-indent="-6.35mm" fo:margin-left="38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85mm" fo:text-indent="-6.35mm" fo:margin-left="50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55mm" fo:text-indent="-6.35mm" fo:margin-left="63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25mm" fo:text-indent="-6.35mm" fo:margin-left="76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8.95mm" fo:text-indent="-6.35mm" fo:margin-left="88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65mm" fo:text-indent="-6.35mm" fo:margin-left="101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45.24mm" fo:text-indent="-6.35mm" fo:margin-left="45.2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text:list-tab-stop-position="23.28mm" fo:text-indent="-6.35mm" fo:margin-left="23.28m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5.98mm" fo:text-indent="-6.35mm" fo:margin-left="35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48.68mm" fo:text-indent="-3.18mm" fo:margin-left="48.68m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61.38mm" fo:text-indent="-6.35mm" fo:margin-left="61.38m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74.08mm" fo:text-indent="-6.35mm" fo:margin-left="74.08m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86.78mm" fo:text-indent="-3.18mm" fo:margin-left="86.78m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99.48mm" fo:text-indent="-6.35mm" fo:margin-left="99.48m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12.18mm" fo:text-indent="-6.35mm" fo:margin-left="112.18m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24.88mm" fo:text-indent="-3.18mm" fo:margin-left="124.8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9.42mm" fo:text-indent="-0.49mm" fo:margin-left="3.56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0.49mm" fo:margin-left="13.19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11mm" fo:text-indent="-6.35mm" fo:margin-left="13.1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81mm" fo:text-indent="-6.35mm" fo:margin-left="25.8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51mm" fo:text-indent="-6.35mm" fo:margin-left="38.5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21mm" fo:text-indent="-6.35mm" fo:margin-left="51.21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91mm" fo:text-indent="-6.35mm" fo:margin-left="63.9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61mm" fo:text-indent="-6.35mm" fo:margin-left="76.6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31mm" fo:text-indent="-6.35mm" fo:margin-left="89.31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01mm" fo:text-indent="-6.35mm" fo:margin-left="102.0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19mm" fo:text-indent="-0.49mm" fo:margin-left="13.3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25mm" fo:text-indent="-6.35mm" fo:margin-left="13.2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95mm" fo:text-indent="-6.35mm" fo:margin-left="25.9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65mm" fo:text-indent="-6.35mm" fo:margin-left="38.6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35mm" fo:text-indent="-6.35mm" fo:margin-left="51.3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4.05mm" fo:text-indent="-6.35mm" fo:margin-left="64.0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75mm" fo:text-indent="-6.35mm" fo:margin-left="76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45mm" fo:text-indent="-6.35mm" fo:margin-left="89.4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15mm" fo:text-indent="-6.35mm" fo:margin-left="102.1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44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4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47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48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0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51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5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5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55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56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57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58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9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60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16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6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6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6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17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7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7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7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5.01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35:00</meta:creation-date>
    <dc:date>2019-06-05T04:25:50.712342945</dc:date>
    <meta:print-date>2010-04-06T15:00:00</meta:print-date>
    <meta:editing-cycles>26</meta:editing-cycles>
    <meta:editing-duration>PT14M46S</meta:editing-duration>
    <meta:generator>LibreOffice/6.2.3.2$Linux_X86_64 LibreOffice_project/20$Build-2</meta:generator>
    <meta:document-statistic meta:table-count="1" meta:image-count="0" meta:object-count="0" meta:page-count="2" meta:paragraph-count="47" meta:word-count="224" meta:character-count="1821" meta:non-whitespace-character-count="1632"/>
    <meta:user-defined meta:name="Operator">Павлова Оксана Николаевна</meta:user-defined>
  </office:meta>
</office:document-meta>
</file>